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8ad84"/>
    </style:style>
    <style:style style:name="P2" style:family="paragraph" style:parent-style-name="Heading_20_3">
      <style:paragraph-properties fo:margin-top="0in" fo:margin-bottom="0in" style:contextual-spacing="false"/>
    </style:style>
    <style:style style:name="P3" style:family="paragraph" style:parent-style-name="Text_20_body">
      <style:text-properties officeooo:paragraph-rsid="000b37f9"/>
    </style:style>
    <style:style style:name="P4" style:family="paragraph" style:parent-style-name="Text_20_body" style:list-style-name="List_20_1">
      <style:text-properties officeooo:paragraph-rsid="000b37f9"/>
    </style:style>
    <style:style style:name="P5" style:family="paragraph" style:parent-style-name="Text_20_body" style:list-style-name="List_20_1">
      <style:text-properties officeooo:paragraph-rsid="000d693b"/>
    </style:style>
    <style:style style:name="P6" style:family="paragraph" style:parent-style-name="Text_20_body" style:list-style-name="List_20_1">
      <style:text-properties officeooo:rsid="000d693b" officeooo:paragraph-rsid="000d693b"/>
    </style:style>
    <style:style style:name="P7" style:family="paragraph" style:parent-style-name="Text_20_body" style:list-style-name="List_20_1">
      <style:text-properties style:text-line-through-style="solid" style:text-line-through-type="single" officeooo:paragraph-rsid="000b37f9"/>
    </style:style>
    <style:style style:name="P8" style:family="paragraph" style:parent-style-name="Text_20_body" style:list-style-name="List_20_1"/>
    <style:style style:name="T1" style:family="text">
      <style:text-properties officeooo:rsid="000d1a2a"/>
    </style:style>
    <style:style style:name="T2" style:family="text">
      <style:text-properties style:text-line-through-style="solid" style:text-line-through-type="single" fo:font-style="italic" style:font-style-asian="italic" style:font-style-complex="italic"/>
    </style:style>
    <style:style style:name="T3" style:family="text">
      <style:text-properties fo:font-variant="normal" fo:text-transform="none" style:use-window-font-color="true" loext:opacity="0%" style:font-name="DejaVu Sans" fo:font-size="12pt" fo:letter-spacing="normal" fo:font-style="normal" fo:font-weight="normal" officeooo:rsid="000750e0"/>
    </style:style>
    <style:style style:name="T4" style:family="text">
      <style:text-properties officeooo:rsid="000d693b"/>
    </style:style>
    <style:style style:name="T5" style:family="text">
      <style:text-properties fo:font-variant="normal" fo:text-transform="none" style:use-window-font-color="true" loext:opacity="0%" style:font-name="DejaVu Sans" fo:font-size="12pt" fo:letter-spacing="normal" fo:font-style="normal" fo:font-weight="bold"/>
    </style:style>
    <style:style style:name="T6" style:family="text">
      <style:text-properties fo:font-variant="normal" fo:text-transform="none" style:use-window-font-color="true" loext:opacity="0%" style:font-name="DejaVu Sans" fo:font-size="12pt" fo:letter-spacing="normal" fo:font-style="normal" fo:font-weight="normal"/>
    </style:style>
    <style:style style:name="T7" style:family="text">
      <style:text-properties fo:font-variant="normal" fo:text-transform="none" style:use-window-font-color="true" loext:opacity="0%" style:font-name="DejaVu Sans" fo:font-size="12pt" fo:letter-spacing="normal" fo:font-style="normal" fo:font-weight="normal" officeooo:rsid="0009bb80"/>
    </style:style>
    <style:style style:name="fr1" style:family="graphic" style:parent-style-name="Inline_20_Heading">
      <style:graphic-properties style:vertical-pos="middle" style:vertical-rel="tex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Leerdoelen – Bewegingsanalyse Powerliften</text:span></text:h>
      <text:p text:style-name="Text_20_body">Dit document beschrijft de leerdoelen van het project Bewegingsanalyse Powerliften. De leerdoelen zijn gekoppeld aan de <text:span text:style-name="T1">volgende</text:span> onderwerpen: Technologies, Business &amp; Intelligence, Programmeren, <text:span text:style-name="T2">Media design en Infrastructuur. </text:span>Per onderdeel wordt aangegeven wat onderzocht of ontwikkeld wordt, en wat ik daarbij wil leren of aantonen.</text:p>
      <text:p text:style-name="Text_20_body"><text:span text:style-name="T3"><draw:frame draw:style-name="fr1" draw:name="Frame1" text:anchor-type="as-char" draw:z-index="0"><draw:text-box fo:min-height="0.0161in" fo:min-width="0.0161in"><text:h text:style-name="P2" text:outline-level="3">1. Technologies:</text:h></draw:text-box></draw:frame></text:span><text:span text:style-name="T3"><text:line-break/>In dit project onderzoek ik welke sensoren geschikt zijn voor het meten van bewegingen tijdens de squat, bench press en deadlift. Ook kijk ik welke microcontrollers (Bijvoorbeeld Arduino, ESP32) en softwareomgevingen geschikt zijn voor realtime feedback.</text:span></text:p>
      <text:p text:style-name="P3"><text:span text:style-name="Strong_20_Emphasis">Leerdoelen:</text:span></text:p>
      <text:list text:style-name="List_20_1">
        <text:list-item>
          <text:p text:style-name="P4">Ik stel een <text:span text:style-name="T1">eenvoudig maar </text:span>onderbouwd selectiedocument op waarin ik voor minimaal twee verschillende sensortypen analyseer of ze geschikt zijn voor het meten van bewegingen bij de squat, bench press en deadlift. Mijn uiteindelijke keuze voor het prototype onderbouw ik op basis van haalbaarheid, kostprijs en nauwkeurigheid.</text:p>
        </text:list-item>
        <text:list-item>
          <text:p text:style-name="P4">Ik demonstreer een, <text:span text:style-name="T1">fysiek of digitaal, </text:span>werkende opstelling door één sensor succesvol te koppelen aan een microcontroller (bijv. ESP32) en live data (bijv. waarden die veranderen bij beweging) uit te lezen en te tonen op de seriële monitor of via een eenvoudige LED-indicator.</text:p>
        </text:list-item>
        <text:list-item>
          <text:p text:style-name="P4">Ik leer de technische mogelijkheden en beperkingen van verschillende sensortypen en microcontrollers kennen door een praktische test met ten minste één sensor-microcontrollercombinatie uit te voeren.</text:p>
        </text:list-item>
      </text:list>
      <text:p text:style-name="P3"><text:span text:style-name="Strong_20_Emphasis">2. Business &amp; Intelligence</text:span></text:p>
      <text:p text:style-name="Text_20_body">De doelgroep van dit project bestaat uit coaches en fysiotherapeuten die baat hebben bij meer inzicht in de bewegingen van cliënten. De toegevoegde waarde van het prototype ligt in bruikbare feedback die helpt bij het analyseren en corrigeren van techniek.</text:p>
      <text:p text:style-name="P3"><text:span text:style-name="Strong_20_Emphasis">Leerdoelen:</text:span></text:p>
      <text:list text:continue-numbering="true" text:style-name="List_20_1">
        <text:list-item>
          <text:p text:style-name="P5"><text:span text:style-name="T4">Door middel van interviews met experts, vertaal ik de belangrijkste bevindingen naarn een lijst met concrete funcitonele eisen voor het prototype</text:span></text:p>
        </text:list-item>
        <text:list-item>
          <text:p text:style-name="P4">Ik leer hoe ik waarde kan aantonen door middel van expertinterviews en co-design met professionals. Ik pas het ontwerp van mijn prototype minstens één keer aan op basis van feedback van een coach en documenteer deze aanpassing.</text:p>
        </text:list-item>
        <text:list-item>
          <text:p text:style-name="P4"><text:soft-page-break/></text:p>
        </text:list-item>
        <text:list-item>
          <text:p text:style-name="P4">Ik kan uitleggen hoe dit prototype, gebaseerd op de verzamelde functionele eisen, aansluit bij de praktijk en welke inzichten het de eindgebruiker kan opleveren.</text:p>
        </text:list-item>
      </text:list>
      <text:p text:style-name="Text_20_body"><text:span text:style-name="Strong_20_Emphasis"><text:span text:style-name="T5"><draw:frame draw:style-name="fr1" draw:name="Frame2" text:anchor-type="as-char" draw:z-index="1"><draw:text-box fo:min-height="0.0161in" fo:min-width="0.0161in"><text:h text:style-name="P2" text:outline-level="3"><text:span text:style-name="Strong_20_Emphasis">3. Programmeren</text:span></text:h></draw:text-box></draw:frame></text:span></text:span><text:span text:style-name="T6"><text:line-break/><text:line-break/>Het prototype vraagt om programmeerwerk om sensordata uit te lezen, te verwerken en te visualiseren. Hiervoor gebruik ik microcontroller-programmering (</text:span><text:span text:style-name="T7">bijv. </text:span><text:span text:style-name="T6">Arduino IDE) en mogelijk aanvullende software voor data-analyse (bijvoorbeeld Python).</text:span></text:p>
      <text:p text:style-name="P3"><text:span text:style-name="Strong_20_Emphasis">Leerdoelen:</text:span></text:p>
      <text:list text:continue-numbering="true" text:style-name="List_20_1">
        <text:list-item>
          <text:p text:style-name="P6">Ik maak een flow chart voor de logica van de software</text:p>
        </text:list-item>
        <text:list-item>
          <text:p text:style-name="P4">Ik ontwikkel een script dat de data van de gekozen sensor continu uitleest en de ruwe data consistent wegschrijft naar een lokaal CSV-bestand op een SD-kaart of via de seriële monitor naar een laptop verzendt.</text:p>
        </text:list-item>
        <text:list-item>
          <text:p text:style-name="P7">Ik implementeer één eenvoudig algoritme in code (bijv. het berekenen van een hoek uit versnellingsdata of het detecteren van het hoogste punt van een lift) en toon de output van dit algoritme aan via de seriële monitor (bijv. "Hoek: 45 graden").</text:p>
        </text:list-item>
        <text:list-item>
          <text:p text:style-name="P4">Ik kan een koppeling maken tussen de hardware en software zodat de output (ruwe data of resultaat van het algoritme) bruikbaar is voor verdere verwerking of visualisatie.</text:p>
        </text:list-item>
      </text:list>
      <text:p text:style-name="Text_20_body"><text:span text:style-name="Strong_20_Emphasis"><text:span text:style-name="T5"><draw:frame draw:style-name="fr1" draw:name="Frame3" text:anchor-type="as-char" draw:z-index="2"><draw:text-box fo:min-height="0.0161in" fo:min-width="0.0161in"><text:h text:style-name="P2" text:outline-level="3"><text:span text:style-name="Strong_20_Emphasis">4. Media design (deze ga ik niet doen)</text:span></text:h></draw:text-box></draw:frame></text:span></text:span><text:span text:style-name="T6"><text:line-break/>De data moet op een begrijpelijke manier worden gepresenteerd aan de coach. Mogelijke vormen zijn grafieken, heatmaps of waarschuwingen bij compensatiebewegingen.</text:span></text:p>
      <text:p text:style-name="Text_20_body"><text:span text:style-name="Strong_20_Emphasis">Leerdoelen:</text:span></text:p>
      <text:list text:continue-numbering="true" text:style-name="List_20_1">
        <text:list-item>
          <text:p text:style-name="P8">Ik kan een eenvoudige maar effectieve interface ontwerpen die aansluit bij de behoeften van een coach.</text:p>
        </text:list-item>
        <text:list-item>
          <text:p text:style-name="P8">Ik leer verschillende visualisatievormen vergelijken en de meest bruikbare selecteren.</text:p>
        </text:list-item>
        <text:list-item>
          <text:p text:style-name="P8">Ik kan mock-ups maken en deze toetsen bij een expert, om de gebruiksvriendelijkheid te verbeteren.</text:p>
        </text:list-item>
      </text:list>
      <text:p text:style-name="Text_20_body"><text:span text:style-name="Strong_20_Emphasis"><text:span text:style-name="T5"><draw:frame draw:style-name="fr1" draw:name="Frame4" text:anchor-type="as-char" draw:z-index="3"><draw:text-box fo:min-height="0.0161in" fo:min-width="0.0161in"><text:h text:style-name="P2" text:outline-level="3"><text:span text:style-name="Strong_20_Emphasis">5. Infrastructuur (deze ga ik niet doen)</text:span></text:h></draw:text-box></draw:frame></text:span></text:span><text:span text:style-name="T6"><text:line-break/>Het systeem bestaat uit sensoren, een microcontroller en een device (laptop of tablet) voor uitlezing en opslag. De infrastructuur moet draagbaar en betrouwbaar zijn en data lokaal opslaan.</text:span></text:p>
      <text:p text:style-name="Text_20_body"><text:span text:style-name="Strong_20_Emphasis">Leerdoelen:</text:span></text:p>
      <text:list text:continue-numbering="true" text:style-name="List_20_1">
        <text:list-item>
          <text:p text:style-name="P8"><text:soft-page-break/>Ik kan een eenvoudige infrastructuur ontwerpen waarin data van sensor tot visualisatie loopt.</text:p>
        </text:list-item>
        <text:list-item>
          <text:p text:style-name="P8">Ik leer hoe ik data betrouwbaar kan opslaan en toegankelijk kan maken voor analyse.</text:p>
        </text:list-item>
        <text:list-item>
          <text:p text:style-name="P8">Ik kan de randvoorwaarden en beperkingen van een proof-of-concept infrastructuur uitlegge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14:30:07.794705989</meta:creation-date>
    <dc:date>2025-09-22T10:23:40.176514311</dc:date>
    <meta:editing-duration>PT31M56S</meta:editing-duration>
    <meta:editing-cycles>6</meta:editing-cycles>
    <meta:generator>LibreOffice/25.8.1.1$Linux_X86_64 LibreOffice_project/580$Build-1</meta:generator>
    <meta:document-statistic meta:table-count="0" meta:image-count="0" meta:object-count="0" meta:page-count="3" meta:paragraph-count="34" meta:word-count="637" meta:character-count="4254" meta:non-whitespace-character-count="3661"/>
  </office:meta>
</office:document-meta>
</file>